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8db" officeooo:paragraph-rsid="0012b8db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2b8db" officeooo:paragraph-rsid="0012b8db" style:font-size-asian="12.25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2c13e" officeooo:paragraph-rsid="0012c13e" style:font-size-asian="12.25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610f4" officeooo:paragraph-rsid="001610f4" style:font-size-asian="12.25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47de7" officeooo:paragraph-rsid="00147de7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5a6d8" officeooo:paragraph-rsid="0015a6d8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15e2be" officeooo:paragraph-rsid="0015e2be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1610f4" officeooo:paragraph-rsid="0015e2be" style:font-size-asian="14pt" style:font-size-complex="14pt"/>
    </style:style>
    <style:style style:name="P9" style:family="paragraph" style:parent-style-name="Standard">
      <style:text-properties fo:font-size="18pt" officeooo:rsid="0012b8db" officeooo:paragraph-rsid="0012b8db" style:font-size-asian="18pt" style:font-size-complex="18pt"/>
    </style:style>
    <style:style style:name="P10" style:family="paragraph" style:parent-style-name="Standard">
      <style:text-properties fo:font-size="18pt" style:text-underline-style="solid" style:text-underline-width="auto" style:text-underline-color="font-color" officeooo:rsid="0012b8db" officeooo:paragraph-rsid="0012b8db" style:font-size-asian="18pt" style:font-size-complex="18pt"/>
    </style:style>
    <style:style style:name="P11" style:family="paragraph" style:parent-style-name="Standard">
      <style:text-properties fo:font-size="18pt" style:text-underline-style="solid" style:text-underline-width="auto" style:text-underline-color="font-color" officeooo:rsid="0012b8db" officeooo:paragraph-rsid="0012c13e" style:font-size-asian="18pt" style:font-size-complex="18pt"/>
    </style:style>
    <style:style style:name="P12" style:family="paragraph" style:parent-style-name="Standard">
      <style:text-properties fo:font-size="18pt" style:text-underline-style="solid" style:text-underline-width="auto" style:text-underline-color="font-color" officeooo:rsid="0015e2be" officeooo:paragraph-rsid="0015e2be" style:font-size-asian="15.75pt" style:font-size-complex="18pt"/>
    </style:style>
    <style:style style:name="P13" style:family="paragraph" style:parent-style-name="Standard">
      <style:text-properties fo:font-size="18pt" style:text-underline-style="solid" style:text-underline-width="auto" style:text-underline-color="font-color" officeooo:rsid="001610f4" officeooo:paragraph-rsid="001610f4" style:font-size-asian="15.75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c13e"/>
    </style:style>
    <style:style style:name="T4" style:family="text">
      <style:text-properties officeooo:rsid="0012c1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 April 2025 <text:tab/><text:tab/><text:tab/><text:tab/><text:span text:style-name="T1">MySQL</text:span></text:p>
      <text:p text:style-name="P1"/>
      <text:p text:style-name="P9"/>
      <text:p text:style-name="P10">Primary Key Constraint<text:span text:style-name="T2"> :-</text:span></text:p>
      <text:p text:style-name="P10"><text:span text:style-name="T2"/></text:p>
      <text:p text:style-name="P2"><text:span text:style-name="T2">A primary key constraint is used on a column to maintain uniqueness in the column and to ensure not null values in the column </text:span></text:p>
      <text:p text:style-name="P2"><text:span text:style-name="T2"/></text:p>
      <text:p text:style-name="P2"><text:span text:style-name="T2">It’s syntax is simple, we just write primary key and done.</text:span></text:p>
      <text:p text:style-name="P2"><text:span text:style-name="T2">But everytime maintaining the uniqueness in the column while adding a new record is tiresome and to help with this mysql provides “auto_increment” function</text:span></text:p>
      <text:p text:style-name="P2"><text:span text:style-name="T2"/></text:p>
      <text:p text:style-name="P2"><text:span text:style-name="T2">With “auto_increment” <text:s/></text:span><text:span text:style-name="T3">the primary key column gets a unique value without explicitly giving it every time we add a new record.</text:span></text:p>
      <text:p text:style-name="P2"><text:span text:style-name="T3"/></text:p>
      <text:p text:style-name="P3"><text:span text:style-name="T2">We can also add primary key at the end of the query by specifing the column</text:span></text:p>
      <text:p text:style-name="P3"><text:span text:style-name="T2"/></text:p>
      <text:p text:style-name="P11"><text:span text:style-name="T4">Foreign Key Constraint</text:span><text:span text:style-name="T3"> :-</text:span></text:p>
      <text:p text:style-name="P11"><text:span text:style-name="T3"/></text:p>
      <text:p text:style-name="P5"><text:span text:style-name="T3">W</text:span><text:span text:style-name="T2">e enfore foreing key constraint like this:-</text:span></text:p>
      <text:p text:style-name="P5"><text:span text:style-name="T2"/></text:p>
      <text:p text:style-name="P5"><text:span text:style-name="T2">constraint &lt;constraint_name(optional)&gt; foreign key (col_name)</text:span></text:p>
      <text:p text:style-name="P5"><text:span text:style-name="T2">references &lt;parentTableName&gt;(parentTableColumn)</text:span></text:p>
      <text:p text:style-name="P5"><text:span text:style-name="T2">&lt;options to handle constraint situations&gt;</text:span></text:p>
      <text:p text:style-name="P5"><text:span text:style-name="T2"/></text:p>
      <text:p text:style-name="P5"><text:span text:style-name="T2">In default the action options is restrict and no action </text:span></text:p>
      <text:p text:style-name="P5"><text:span text:style-name="T2"/></text:p>
      <text:p text:style-name="P5"><text:span text:style-name="T2">options:-</text:span></text:p>
      <text:p text:style-name="P5"><text:span text:style-name="T2">1) cascade</text:span></text:p>
      <text:p text:style-name="P5"><text:span text:style-name="T2">2) restrict</text:span></text:p>
      <text:p text:style-name="P5"><text:span text:style-name="T2">3) no action</text:span></text:p>
      <text:p text:style-name="P5"><text:span text:style-name="T2">4) set null</text:span></text:p>
      <text:p text:style-name="P5"><text:span text:style-name="T2"/></text:p>
      <text:p text:style-name="P5"><text:span text:style-name="T2">to add constraint we do :-</text:span></text:p>
      <text:p text:style-name="P5"><text:span text:style-name="T2"/></text:p>
      <text:p text:style-name="P5"><text:span text:style-name="T2">constraint &lt;constraint_name(optional)&gt; foreign key (col_name)</text:span></text:p>
      <text:p text:style-name="P5"><text:span text:style-name="T2">references &lt;parentTableName&gt;(parentTableColumn)</text:span></text:p>
      <text:p text:style-name="P5"><text:span text:style-name="T2">on delete &lt;option&gt; on update &lt;option&gt;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oft-page-break/><text:span text:style-name="T2">Disabling Foreign key constraint:-</text:span></text:p>
      <text:p text:style-name="P6"><text:span text:style-name="T2"/></text:p>
      <text:p text:style-name="P6"><text:span text:style-name="T2">We might need to disable foreign key for a while to do some operations</text:span></text:p>
      <text:p text:style-name="P6"><text:span text:style-name="T2">It can be done by:-</text:span></text:p>
      <text:p text:style-name="P6"><text:span text:style-name="T2"/></text:p>
      <text:p text:style-name="P6"><text:span text:style-name="T2">set foreign_key_checks=0</text:span></text:p>
      <text:p text:style-name="P6"><text:span text:style-name="T2"/></text:p>
      <text:p text:style-name="P6"><text:span text:style-name="T2">and to enable it-</text:span></text:p>
      <text:p text:style-name="P6"><text:span text:style-name="T2"/></text:p>
      <text:p text:style-name="P6"><text:span text:style-name="T2">set foreign_key_checks=1</text:span></text:p>
      <text:p text:style-name="P6"><text:span text:style-name="T2"/></text:p>
      <text:p text:style-name="P12"><text:span text:style-name="T2">Unique Constraint:-</text:span></text:p>
      <text:p text:style-name="P7"><text:span text:style-name="T2"/></text:p>
      <text:p text:style-name="P7"><text:span text:style-name="T2">It is used to ensure uniqueness in the column</text:span></text:p>
      <text:p text:style-name="P7"><text:span text:style-name="T2">it can be simply enforced by just “unique” keyword</text:span></text:p>
      <text:p text:style-name="P7"><text:span text:style-name="T2"/></text:p>
      <text:p text:style-name="P7"><text:span text:style-name="T2">An attribute with unique constraint can have multiple null values</text:span></text:p>
      <text:p text:style-name="P8"><text:span text:style-name="T2"/></text:p>
      <text:p text:style-name="P13"><text:span text:style-name="T2">Not Null Constrain:-</text:span></text:p>
      <text:p text:style-name="P4"><text:span text:style-name="T2">It is used to ensure no null values in a column and it can be enforced just by ‘not null’ keyword</text:span></text:p>
      <text:p text:style-name="P4"><text:span text:style-name="T2"/></text:p>
      <text:p text:style-name="P13"><text:span text:style-name="T2">Set Default:-</text:span></text:p>
      <text:p text:style-name="P4"><text:span text:style-name="T2">It is used to assign a default value in a column when not data is given, it is used to avoid null values. It can be enforce just by “set default=&lt;value&gt;”</text:span></text:p>
      <text:p text:style-name="P4"><text:span text:style-name="T2"/></text:p>
      <text:p text:style-name="P13"><text:span text:style-name="T2">Check:-</text:span></text:p>
      <text:p text:style-name="P4"><text:span text:style-name="T2">It is used to put a check constraint on the data that is to be entered, it can be enforced by “check(&lt;expression&gt;)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3T11:32:03.189216990</meta:creation-date>
    <dc:date>2025-04-23T12:30:26.470310692</dc:date>
    <meta:editing-duration>PT7M32S</meta:editing-duration>
    <meta:editing-cycles>1</meta:editing-cycles>
    <meta:document-statistic meta:table-count="0" meta:image-count="0" meta:object-count="0" meta:page-count="2" meta:paragraph-count="38" meta:word-count="308" meta:character-count="1858" meta:non-whitespace-character-count="1581"/>
    <meta:generator>LibreOffice/6.4.7.2$Linux_X86_64 LibreOffice_project/40$Build-2</meta:generator>
  </office:meta>
</office:document-meta>
</file>